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MS</text:p>
          </table:table-cell>
          <table:table-cell table:style-name="ce1" office:value-type="string" calcext:value-type="string">
            <text:p>$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 $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table:style-name="ce2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22.68" calcext:value-type="float">
            <text:p>22.68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table:style-name="ce2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8.59" calcext:value-type="float">
            <text:p>8.59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table:style-name="ce2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F8]*[.G8]"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table:style-name="ce2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F9]*[.G9]" office:value-type="float" office:value="1.14" calcext:value-type="float">
            <text:p>1.14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ikey.com.au/en/products/detail/cui-devices/UJ31-CH-3-SMT-TR/8024058" xlink:type="simple">USB C</text:a></text:p>
          </table:table-cell>
          <table:table-cell table:number-columns-repeated="2"/>
          <table:table-cell office:value-type="string" calcext:value-type="string">
            <text:p>UART</text:p>
          </table:table-cell>
          <table:table-cell table:style-name="ce2" office:value-type="float" office:value="2.25" calcext:value-type="float">
            <text:p>2.25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2.25" calcext:value-type="float">
            <text:p>2.25</text:p>
          </table:table-cell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table:style-name="ce2"/>
          <table:table-cell/>
          <table:table-cell table:formula="of:=[.F11]*[.G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attery Carrier </text:p>
          </table:table-cell>
          <table:table-cell table:number-columns-repeated="3"/>
          <table:table-cell table:style-name="ce2"/>
          <table:table-cell/>
          <table:table-cell table:formula="of:=[.F12]*[.G12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SUM([.H5:.H12])" office:value-type="float" office:value="43.16" calcext:value-type="float">
            <text:p>43.16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2T12:08:08.643410730</dc:date>
    <meta:editing-duration>PT1H14M53S</meta:editing-duration>
    <meta:editing-cycles>9</meta:editing-cycles>
    <meta:document-statistic meta:table-count="1" meta:cell-count="48" meta:object-count="0"/>
  </office:meta>
</office:document-meta>
</file>